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4.31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1.11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71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1.21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marker-start-width="0.352cm" draw:marker-end="Symmetric_20_Arrow" draw:marker-end-width="0.3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2.316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ff" draw:marker-start="Symmetric_20_Arrow" draw:marker-start-width="0.3cm" draw:marker-end="Symmetric_20_Arrow" draw:marker-end-width="0.3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3.1cm" svg:height="4.6cm" svg:x="2.3cm" svg:y="2.2cm">
            <draw:text-box>
              <text:p text:style-name="P1"><text:span text:style-name="T1">Presen-tation </text:span></text:p>
              <text:p text:style-name="P1"><text:span text:style-name="T1">Layer</text:span></text:p>
            </draw:text-box>
          </draw:frame>
          <draw:frame draw:style-name="gr1" draw:text-style-name="P2" draw:layer="layout" svg:width="3.1cm" svg:height="4.6cm" svg:x="5.5cm" svg:y="2.2cm">
            <draw:text-box>
              <text:p text:style-name="P1"><text:span text:style-name="T1">Application Layer</text:span></text:p>
            </draw:text-box>
          </draw:frame>
          <draw:frame draw:style-name="gr1" draw:text-style-name="P2" draw:layer="layout" svg:width="7.3cm" svg:height="4.6cm" svg:x="8.7cm" svg:y="2.2cm">
            <draw:text-box>
              <text:p text:style-name="P1"><text:span text:style-name="T1">Domain Layer</text:span></text:p>
            </draw:text-box>
          </draw:frame>
          <draw:frame draw:style-name="gr1" draw:text-style-name="P2" draw:layer="layout" svg:width="3.1cm" svg:height="4.6cm" svg:x="16.1cm" svg:y="2.2cm">
            <draw:text-box>
              <text:p text:style-name="P1"><text:span text:style-name="T1">Data Layer</text:span></text:p>
            </draw:text-box>
          </draw:frame>
          <draw:frame draw:style-name="gr2" draw:text-style-name="P2" draw:layer="layout" svg:width="3.1cm" svg:height="1.4cm" svg:x="9.1cm" svg:y="3.1cm">
            <draw:text-box>
              <text:p text:style-name="P1"><text:span text:style-name="T1">Domain Servise</text:span></text:p>
            </draw:text-box>
          </draw:frame>
          <draw:frame draw:style-name="gr3" draw:text-style-name="P2" draw:layer="layout" svg:width="3cm" svg:height="1cm" svg:x="12.7cm" svg:y="3.1cm">
            <draw:text-box>
              <text:p text:style-name="P1"><text:span text:style-name="T1">Entity</text:span></text:p>
            </draw:text-box>
          </draw:frame>
          <draw:frame draw:style-name="gr4" draw:text-style-name="P2" draw:layer="layout" svg:width="16.9cm" svg:height="1.5cm" svg:x="2.3cm" svg:y="6.9cm">
            <draw:text-box>
              <text:p text:style-name="P1"><text:span text:style-name="T1">Infrastructure</text:span></text:p>
            </draw:text-box>
          </draw:frame>
          <draw:line draw:style-name="gr5" draw:text-style-name="P1" draw:layer="layout" svg:x1="5.1cm" svg:y1="4.9cm" svg:x2="5.8cm" svg:y2="4.9cm">
            <text:p/>
          </draw:line>
          <draw:frame draw:style-name="gr2" draw:text-style-name="P2" draw:layer="layout" svg:width="3.1cm" svg:height="1.4cm" svg:x="9.1cm" svg:y="5.2cm">
            <draw:text-box>
              <text:p text:style-name="P1"><text:span text:style-name="T1">Domain Servise</text:span></text:p>
            </draw:text-box>
          </draw:frame>
          <draw:frame draw:style-name="gr6" draw:text-style-name="P2" draw:layer="layout" svg:width="2.4cm" svg:height="2.6cm" svg:x="5.8cm" svg:y="3.6cm">
            <draw:text-box>
              <text:p text:style-name="P1"><text:span text:style-name="T1">Facade</text:span></text:p>
            </draw:text-box>
          </draw:frame>
          <draw:line draw:style-name="gr5" draw:text-style-name="P1" draw:layer="layout" svg:x1="8.2cm" svg:y1="4.8cm" svg:x2="9.1cm" svg:y2="4cm">
            <text:p/>
          </draw:line>
          <draw:line draw:style-name="gr5" draw:text-style-name="P1" draw:layer="layout" svg:x1="8.2cm" svg:y1="4.8cm" svg:x2="9.1cm" svg:y2="5.8cm">
            <text:p/>
          </draw:line>
          <draw:frame draw:style-name="gr3" draw:text-style-name="P2" draw:layer="layout" svg:width="3cm" svg:height="1cm" svg:x="12.7cm" svg:y="4.35cm">
            <draw:text-box>
              <text:p text:style-name="P1"><text:span text:style-name="T1">Entity</text:span></text:p>
            </draw:text-box>
          </draw:frame>
          <draw:frame draw:style-name="gr3" draw:text-style-name="P2" draw:layer="layout" svg:width="3cm" svg:height="1cm" svg:x="12.7cm" svg:y="5.6cm">
            <draw:text-box>
              <text:p text:style-name="P1"><text:span text:style-name="T1">Entity</text:span></text:p>
            </draw:text-box>
          </draw:frame>
          <draw:line draw:style-name="gr5" draw:text-style-name="P1" draw:layer="layout" svg:x1="15.7cm" svg:y1="3.7cm" svg:x2="16.5cm" svg:y2="3.7cm">
            <text:p/>
          </draw:line>
          <draw:line draw:style-name="gr5" draw:text-style-name="P1" draw:layer="layout" svg:x1="15.7cm" svg:y1="4.9cm" svg:x2="16.5cm" svg:y2="4.9cm">
            <text:p/>
          </draw:line>
          <draw:line draw:style-name="gr5" draw:text-style-name="P1" draw:layer="layout" svg:x1="15.7cm" svg:y1="6.1cm" svg:x2="16.5cm" svg:y2="6.1cm">
            <text:p/>
          </draw:line>
          <draw:line draw:style-name="gr5" draw:text-style-name="P1" draw:layer="layout" svg:x1="12.2cm" svg:y1="3.8cm" svg:x2="12.7cm" svg:y2="3.8cm">
            <text:p/>
          </draw:line>
          <draw:line draw:style-name="gr5" draw:text-style-name="P1" draw:layer="layout" svg:x1="12.2cm" svg:y1="3.8cm" svg:x2="12.7cm" svg:y2="4.9cm">
            <text:p/>
          </draw:line>
          <draw:line draw:style-name="gr5" draw:text-style-name="P1" draw:layer="layout" svg:x1="12.2cm" svg:y1="3.8cm" svg:x2="12.7cm" svg:y2="6.1cm">
            <text:p/>
          </draw:line>
          <draw:line draw:style-name="gr5" draw:text-style-name="P1" draw:layer="layout" svg:x1="12.2cm" svg:y1="6cm" svg:x2="12.7cm" svg:y2="4.9cm">
            <text:p/>
          </draw:line>
          <draw:line draw:style-name="gr5" draw:text-style-name="P1" draw:layer="layout" svg:x1="12.2cm" svg:y1="6cm" svg:x2="12.7cm" svg:y2="6cm">
            <text:p/>
          </draw:line>
          <draw:line draw:style-name="gr5" draw:text-style-name="P1" draw:layer="layout" svg:x1="12.2cm" svg:y1="6cm" svg:x2="12.7cm" svg:y2="3.8cm">
            <text:p/>
          </draw:line>
          <draw:line draw:style-name="gr7" draw:text-style-name="P1" draw:layer="layout" svg:x1="10.7cm" svg:y1="4.5cm" svg:x2="10.7cm" svg:y2="5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Symmetric_20_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01:39.068000000</meta:creation-date>
    <dc:date>2015-12-30T15:24:13.202000000</dc:date>
    <meta:editing-duration>PT26M50S</meta:editing-duration>
    <meta:editing-cycles>4</meta:editing-cycles>
    <meta:generator>LibreOffice/5.0.4.2$Windows_x86 LibreOffice_project/2b9802c1994aa0b7dc6079e128979269cf95bc78</meta:generator>
    <meta:document-statistic meta:object-count="25"/>
  </office:meta>
</office:document-meta>
</file>